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>
      <style:paragraph-properties fo:margin-left="0in" fo:margin-right="0in" fo:text-indent="0in" style:auto-text-indent="false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= rmb-rails: RESTful Message Beans for Ruby on Rails</text:p>
      <text:p text:style-name="Standard"/>
      <text:p text:style-name="Standard">= Introduction</text:p>
      <text:p text:style-name="Standard"/>
      <text:p text:style-name="Standard">During a lengthy career in software development, and later as an enterprise architect, I saw a lot of message broker deployments in many large corporations. <text:s/>These systems were used primarily to knit together disparate computing 'silos' into a single fabric, as primarily an integration tool. <text:s/>The implementations varied significantly, <text:s/>some were well engineered and managed, others were basket cases of poor planning. <text:s/>One significant problem that was common in many of these deployments was the requirement to add broker <text:span text:style-name="T1">subscriber</text:span> behavior inside existing applications. <text:s/>Many of these applications were single threaded (often written in COBOL) and had no real ability to construct a thread to wait on some <text:span text:style-name="T1">subscriber.receive</text:span> method. <text:s/>This issue was resolved by a variety of means, many of which involved polling the subscriber queue periodically, picking up some or all of the messages waiting, and processing them through the application. <text:s/>Polling does not scale well. <text:s/>If the application had many worker instances, they all tended to compete with one another and together, consumed a lot of CPU time in polling loops. <text:s/>If you slowed down the polling frequency, then you got latency problems where messages sat in the queue when the readers were sleeping. <text:s/>The real solution was to construct some form of subscriber adapter that could inject messages into the applications' standard incoming data stream. <text:s/>The Enterprise Java Message Bean is a good example of this kind of adapter. <text:s/>Message arrival on a designated queue or topic caused the activation of a Message Bean within the EJB <text:s/>container, allowing full participation in transactions within the container. <text:s/></text:p>
      <text:p text:style-name="Standard"/>
      <text:p text:style-name="Standard">There is a real parallel between a Java EJB application and a Ruby-on-Rails application, and the Rails environment needs a method to get incoming message broker subscriptions injected directly into the main Rails data stream. <text:s/>So, how can we convert an MQ message into an http request? The rubygem <text:span text:style-name="T2">rmb-rails</text:span> addresses this issue.</text:p>
      <text:p text:style-name="Standard"/>
      <text:p text:style-name="Standard">= Theory of Operation</text:p>
      <text:p text:style-name="Standard"/>
      <text:p text:style-name="Standard">As stated above, experience shows that polling a queue to pick up messages waiting there does not scale well. <text:s/>I decided to create an infrastructure where daemon processes, called listeners, can connect to a specified message broker, receive messages from that broker, and then forward them on to a standard Rails controller using a standard Rails protocol. <text:s/>In other words, the daemon listener processes act as browsers doing a form of file upload. <text:s/>The receiving rails controller is built on standard REST principles, and fits easily into any Rails application.</text:p>
      <text:p text:style-name="Standard"/>
      <text:p text:style-name="Standard">= Component classes</text:p>
      <text:p text:style-name="Standard"/>
      <text:p text:style-name="Standard"/>
      <text:p text:style-name="Standard"/>
      <text:list xml:id="list1757865760" text:style-name="L1">
        <text:list-item>
          <text:p text:style-name="P1">module RMB</text:p>
          <text:p text:style-name="P1">The rmb-rails gem is packaged within a single module, called RMB. <text:s/>The component classes are described below. <text:s/>See the rdoc for each class for a full description.</text:p>
        </text:list-item>
      </text:list>
      <text:p text:style-name="Standard">* class RMB::Properties<text:line-break/>The primary interface between the gem and the calling rails app consists of a multilevel hash. <text:s/>The hash <text:soft-page-break/>is partially complete, but requires that several key value pairs be supplied. <text:s/><text:line-break/>*class RMB::ListenerClient<text:line-break/>This class implements the interface between the calling application and the daemon listeners.</text:p>
      <text:list xml:id="list1680008567" text:style-name="L3">
        <text:list-header>
          <text:p text:style-name="P2">*class RMB::ListenerMain<text:line-break/>This class, along with concrete Subscriber and Submitter subclasses, makes up the daemon listener process.</text:p>
        </text:list-header>
      </text:list>
      <text:p text:style-name="Standard">* class RMB::Subscriber<text:line-break/>This is an abstract superclass for all Subscriber classes. Every daemon has an instance of a Subscriber class acting as the 'front end' of the daemon, listening and blocking on the broker.</text:p>
      <text:p text:style-name="Standard">* class RMB::Submitter<text:line-break/>This is an abstract superclass for all Submitter classes. <text:s/>Every daemon has an instance of a Submitter class acting as the forwarding agent, taking messages received by the subscriber, packaging the message as an http request, and posts it to the specified controller/action pair.</text:p>
      <text:p text:style-name="Standard">* class RMB::StompSubscriber<text:line-break/>This is a concrete subclass of Subscriber, which uses the Stomp protocol to listen to an ActiveMQ message <text:s/>broker.</text:p>
      <text:p text:style-name="Standard">* class RMB::MechanizeSubmitter<text:line-break/>This is a concrete subclass of Submitter, which uses the WWW:Mechanize gem to package the message as a document and submit it to the controller.</text:p>
      <text:p text:style-name="Standard"/>
      <text:p text:style-name="Standard">= Installation</text:p>
      <text:p text:style-name="Preformatted_20_Text"><text:s/></text:p>
      <text:p text:style-name="Preformatted_20_Text">You will need an ActiveMQ message broker to use this gem. <text:s/>See <text:a xlink:type="simple" xlink:href="http://activemq.apache.org/">http://activemq.apache.org/</text:a> for download and configuration instructions.</text:p>
      <text:p text:style-name="Preformatted_20_Text"/>
      <text:p text:style-name="Preformatted_20_Text">$ gem sources -a http://gems.github.com (you only have to do this once)</text:p>
      <text:p text:style-name="P3">$ sudo gem install explainere-rmb-rails</text:p>
      <text:p text:style-name="P3"><text:s text:c="2"/>or</text:p>
      <text:p text:style-name="P3">$ sudo gem install rmb-rails (to get the same gem from rubyforge)</text:p>
      <text:p text:style-name="Standard">= Usage</text:p>
      <text:p text:style-name="Standard">require 'rmb-rails'</text:p>
      <text:p text:style-name="Standard"/>
      <text:p text:style-name="Standard">Create an instance of RMB:ListenerClient to start/stop each listener daemon used. <text:s/>Get the RESTful-Message-Beans(http://github.com/explainer/RESTful-Message-Beans/tree/master) rails app, which provides a complete demo rails application using this gem.</text:p>
      <text:p text:style-name="Standard"/>
      <text:p text:style-name="Standard">== Copyright</text:p>
      <text:p text:style-name="Standard"/>
      <text:p text:style-name="Standard">Copyright (c) 2009 Ken Burgett. See LICENSE for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3T11:20:18</meta:creation-date>
    <dc:date>2009-07-23T13:05:12</dc:date>
    <meta:editing-duration>PT01H44M55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2" meta:paragraph-count="27" meta:word-count="741" meta:character-count="4809"/>
    <meta:user-defined meta:name="Info 1"/>
    <meta:user-defined meta:name="Info 2"/>
    <meta:user-defined meta:name="Info 3"/>
    <meta:user-defined meta:name="Info 4"/>
  </office:meta>
</office:document-meta>
</file>